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</text:span></text:p>
      <text:p text:style-name="P1"><text:span text:style-name="T1"><text:tab/><text:tab/><text:tab/>Steps for Developing Sever Side Application and</text:span></text:p>
      <text:p text:style-name="P1"><text:span text:style-name="T1"><text:tab/><text:tab/><text:tab/><text:tab/> Client Side Application.</text:span></text:p>
      <text:p text:style-name="P1"><text:span text:style-name="T1"><text:tab/><text:tab/>========================================</text:span></text:p>
      <text:p text:style-name="P1"><text:span text:style-name="T1">------------------------------------------------------------</text:span></text:p>
      <text:p text:style-name="P1"><text:span text:style-name="T1">Steps for Develping Sever Side Application:</text:span></text:p>
      <text:p text:style-name="P1"><text:span text:style-name="T1">------------------------------------------------------------</text:span></text:p>
      <text:p text:style-name="P1"><text:span text:style-name="T1">1. import socket module</text:span></text:p>
      <text:p text:style-name="P1"><text:span text:style-name="T1">2. Every Server Side Program must Bind with Certain DNS / IpAddress with Portno.</text:span></text:p>
      <text:p text:style-name="P1"><text:span text:style-name="T1">3. Every Server Side Program must ACCEPT the request from Client Side Program</text:span></text:p>
      <text:p text:style-name="P1"><text:span text:style-name="T1">4. Every Server Side Program must READ Client Side Program request data </text:span></text:p>
      <text:p text:style-name="P1"><text:span text:style-name="T1">5. Every Server Side Program must PROCESS the Client Side Program request.</text:span></text:p>
      <text:p text:style-name="P1"><text:span text:style-name="T1">6. Every Server Side Program must give RESPONSE / RESULT to Client Side Program</text:span></text:p>
      <text:p text:style-name="P2"/>
      <text:p text:style-name="P1"><text:span text:style-name="T1">NOTE: As long as client side program makes a request, then server side porogram must repeat step-3,step-4,step-5 and step-6</text:span></text:p>
      <text:p text:style-name="P1"><text:span text:style-name="T1">---------------------------------------------------------------------</text:span></text:p>
      <text:p text:style-name="P1"><text:span text:style-name="T1">Steps for Develping Client Side Application:</text:span></text:p>
      <text:p text:style-name="P1"><text:span text:style-name="T1">---------------------------------------------------------------------</text:span></text:p>
      <text:p text:style-name="P1"><text:span text:style-name="T1">1. import socket module</text:span></text:p>
      <text:p text:style-name="P1"><text:span text:style-name="T1">2. Every Client Side Program must get the connection from Server Side Program.</text:span></text:p>
      <text:p text:style-name="P1"><text:span text:style-name="T1">3. Every Client Side Program must make a Request (send the data from client) to Server Side Program</text:span></text:p>
      <text:p text:style-name="P1"><text:span text:style-name="T1">4. Every Client Side Program must Receive the Response from Server Side Program</text:span></text:p>
      <text:p text:style-name="P2"/>
      <text:p text:style-name="P1"><text:span text:style-name="T1">NOTE: Client Side Program Repeats Step-3 and Step-4 <text:s/>as long as Client Side Program in interested to communicate with Server Side Program.</text:span></text:p>
      <text:p text:style-name="P1"><text:span text:style-name="T1">----------------------------</text:span></text:p>
      <text:p text:style-name="P1"><text:soft-page-break/><text:span text:style-name="T1">Definition of Socket</text:span></text:p>
      <text:p text:style-name="P1"><text:span text:style-name="T1">----------------------------</text:span></text:p>
      <text:p text:style-name="P1"><text:span text:style-name="T1">=&gt;A socket is one of the object and establish the birectional communication between <text:s/>Client and Server </text:span></text:p>
      <text:p text:style-name="P1"><text:span text:style-name="T1"><text:s text:c="4"/>Applications.</text:span></text:p>
      <text:p text:style-name="P1"><text:span text:style-name="T1"><text:tab/><text:tab/><text:tab/><text:tab/>(OR)</text:span></text:p>
      <text:p text:style-name="P1"><text:span text:style-name="T1">=&gt;A socket is one of the object, which is existing at Both Client and Sever Side Applications and whose purpose is to establish the birectional communication between <text:s/>Client and Server <text:s/>Applications.</text:span></text:p>
      <text:p text:style-name="P1"><text:span text:style-name="T1">==========================x========================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0" meta:word-count="241" meta:character-count="1926" meta:non-whitespace-character-count="1689"/>
    <meta:generator>LibreOfficeDev/6.0.5.2$Linux_X86_64 LibreOffice_project/</meta:generator>
  </office:meta>
</office:document-meta>
</file>